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5.028cm" fo:min-width="2.478cm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6.1cm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4.98cm" fo:min-width="2.9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Dashed_20__28_var_29_" svg:stroke-width="0cm" svg:stroke-color="#ff3333" draw:marker-start-width="0.2cm" draw:marker-end-width="0.2cm" draw:fill="none" draw:auto-grow-height="false" fo:min-height="4.07cm" fo:min-width="7.32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dash" draw:stroke-dash="Dashed_20__28_var_29_" svg:stroke-color="#009900" draw:fill="none" draw:auto-grow-height="false" fo:min-height="6.38cm" fo:min-width="3.33cm" fo:wrap-option="no-wrap"/>
    </style:style>
    <style:style style:name="gr8" style:family="graphic" style:parent-style-name="standard">
      <style:graphic-properties draw:stroke="dash" draw:stroke-dash="Dashed_20__28_var_29_" svg:stroke-color="#3333ff" draw:fill="none" draw:auto-grow-height="false" fo:min-height="6.324cm" fo:min-width="3.574cm" fo:wrap-option="no-wrap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fo:text-align="center"/>
      <style:text-properties fo:color="#ff3333" fo:font-size="8pt" style:font-size-asian="8pt" style:font-size-complex="8pt"/>
    </style:style>
    <style:style style:name="P7" style:family="paragraph">
      <loext:graphic-properties draw:fill="none" draw:fill-color="#ffffff"/>
      <style:paragraph-properties fo:text-align="center"/>
      <style:text-properties fo:color="#009900"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center"/>
      <style:text-properties fo:color="#3333ff" fo:font-size="8pt" style:font-size-asian="8pt" style:font-size-complex="8pt"/>
    </style:style>
    <style:style style:name="T1" style:family="text">
      <style:text-properties fo:color="#ff3333" fo:font-size="8pt" style:font-size-asian="8pt" style:font-size-complex="8pt"/>
    </style:style>
    <style:style style:name="T2" style:family="text">
      <style:text-properties fo:color="#009900" fo:font-size="8pt" style:font-size-asian="8pt" style:font-size-complex="8pt"/>
    </style:style>
    <style:style style:name="T3" style:family="text">
      <style:text-properties fo:color="#3333f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3.3cm" svg:height="5.6cm" svg:x="1.9cm" svg:y="8cm">
          <text:p text:style-name="P1">S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6cm" svg:height="0.9cm" svg:x="7.1cm" svg:y="9.6cm">
          <text:p text:style-name="P1">Channel&lt;ScalarField&gt;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cm" svg:height="5.6cm" svg:x="15.5cm" svg:y="8cm">
          <text:p text:style-name="P1">MainWind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6cm" svg:height="0.9cm" svg:x="7.1cm" svg:y="11cm">
          <text:p text:style-name="P1">Channel&lt;Event&gt;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2cm" svg:y1="10cm" svg:x2="7.1cm" svg:y2="10cm">
          <text:p/>
        </draw:line>
        <draw:line draw:style-name="gr4" draw:text-style-name="P4" draw:layer="layout" svg:x1="13.7cm" svg:y1="10.1cm" svg:x2="15.5cm" svg:y2="10.1cm">
          <text:p/>
        </draw:line>
        <draw:line draw:style-name="gr4" draw:text-style-name="P4" draw:layer="layout" svg:x1="7.1cm" svg:y1="11.5cm" svg:x2="5.2cm" svg:y2="11.5cm">
          <text:p/>
        </draw:line>
        <draw:line draw:style-name="gr4" draw:text-style-name="P4" draw:layer="layout" svg:x1="15.5cm" svg:y1="11.5cm" svg:x2="13.7cm" svg:y2="11.5cm">
          <text:p/>
        </draw:line>
        <draw:custom-shape draw:style-name="gr5" draw:text-style-name="P5" draw:layer="layout" svg:width="8.8cm" svg:height="5.3cm" svg:x="6cm" svg:y="8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text-style-name="P6" draw:layer="layout" svg:width="6.6cm" svg:height="0.9cm" svg:x="7.1cm" svg:y="8.3cm">
          <draw:text-box>
            <text:p text:style-name="P1"><text:span text:style-name="T1">Obszar pamięci współdzielonej między wątkami</text:span></text:p>
          </draw:text-box>
        </draw:frame>
        <draw:custom-shape draw:style-name="gr7" draw:text-style-name="P5" draw:layer="layout" svg:width="4.7cm" svg:height="7.5cm" svg:x="1.2cm" svg:y="7.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5" draw:layer="layout" svg:width="5cm" svg:height="7.5cm" svg:x="14.9cm" svg:y="7.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text-style-name="P7" draw:layer="layout" svg:width="6.6cm" svg:height="0.9cm" svg:x="0.5cm" svg:y="6.3cm">
          <draw:text-box>
            <text:p text:style-name="P1"><text:span text:style-name="T2">Obszar pamięci pamięci dostępny tylko dla wątku symulacji</text:span></text:p>
          </draw:text-box>
        </draw:frame>
        <draw:frame draw:style-name="gr6" draw:text-style-name="P8" draw:layer="layout" svg:width="6.6cm" svg:height="0.9cm" svg:x="13.9cm" svg:y="6.4cm">
          <draw:text-box>
            <text:p text:style-name="P1"><text:span text:style-name="T3">Obszar pamięci pamięci dostępny tylko dla wątku interfejsu użytkownika</text:span></text:p>
          </draw:text-box>
        </draw:frame>
        <draw:custom-shape draw:style-name="gr2" draw:text-style-name="P1" draw:layer="layout" svg:width="6.6cm" svg:height="0.9cm" svg:x="7.1cm" svg:y="12.3cm">
          <text:p text:style-name="P1">std::atomic&lt;bool&gt;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1cm" svg:y1="12.7cm" svg:x2="5.2cm" svg:y2="12.7cm">
          <text:p/>
        </draw:line>
        <draw:line draw:style-name="gr9" draw:text-style-name="P1" draw:layer="layout" svg:x1="13.7cm" svg:y1="12.8cm" svg:x2="15.5cm" svg:y2="1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00:11:02.891554394</meta:creation-date>
    <dc:date>2015-12-03T23:13:09.911615924</dc:date>
    <meta:editing-duration>PT31M6S</meta:editing-duration>
    <meta:editing-cycles>11</meta:editing-cycles>
    <meta:generator>LibreOffice/5.0.2.2$Linux_X86_64 LibreOffice_project/00m0$Build-2</meta:generator>
    <meta:document-statistic meta:object-count="17"/>
  </office:meta>
</office:document-meta>
</file>